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E60000017DD1E3F8E1.jpg"/>
  <manifest:file-entry manifest:media-type="image/jpeg" manifest:full-path="Pictures/10000000000000E60000017BCB6ADC35.jpg"/>
  <manifest:file-entry manifest:media-type="image/png" manifest:full-path="Pictures/10000000000000200000002000309F1C.png"/>
  <manifest:file-entry manifest:media-type="image/jpeg" manifest:full-path="Pictures/10000000000000A70000009479207976.jpg"/>
  <manifest:file-entry manifest:media-type="image/jpeg" manifest:full-path="Pictures/10000000000000EA00000180916B1694.jpg"/>
  <manifest:file-entry manifest:media-type="image/jpeg" manifest:full-path="Pictures/100000000000021600000288EE40CB3D.jpg"/>
  <manifest:file-entry manifest:media-type="image/jpeg" manifest:full-path="Pictures/100000000000012D000001F109B3FC71.jpg"/>
  <manifest:file-entry manifest:media-type="image/png" manifest:full-path="Pictures/1000020100000030000000304F780CA9.png"/>
  <manifest:file-entry manifest:media-type="image/jpeg" manifest:full-path="Pictures/100000000000038C000006A06C8EDC6E.jpg"/>
  <manifest:file-entry manifest:media-type="image/jpeg" manifest:full-path="Pictures/10000000000001EB00000148E47FA3B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" style:family="graphic" style:parent-style-name="standard">
      <style:graphic-properties svg:stroke-color="#0000ff" draw:fill="solid" draw:fill-color="#0047ff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fill="none" draw:textarea-horizontal-align="center" draw:textarea-vertical-align="middle"/>
    </style:style>
    <style:style style:name="gr7" style:family="graphic" style:parent-style-name="standard">
      <style:graphic-properties draw:stroke="dash" draw:stroke-dash="Fine_20_Dashed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 xml:id="id1" draw:id="id1">
          <draw:g>
            <draw:frame draw:style-name="gr1" draw:text-style-name="P1" draw:layer="layout" svg:width="5.8cm" svg:height="9.4cm" svg:x="7.7cm" svg:y="10.8cm">
              <draw:image xlink:href="Pictures/100000000000038C000006A06C8EDC6E.jpg" xlink:type="simple" xlink:show="embed" xlink:actuate="onLoad">
                <text:p/>
              </draw:image>
            </draw:frame>
            <draw:rect draw:style-name="gr2" draw:text-style-name="P1" draw:layer="layout" svg:width="5cm" svg:height="7cm" svg:x="8.128cm" svg:y="11.999cm">
              <text:p/>
            </draw:rect>
          </draw:g>
          <draw:frame draw:style-name="gr1" draw:text-style-name="P1" draw:layer="layout" svg:width="5cm" svg:height="7cm" svg:x="8.2cm" svg:y="11.9cm">
            <draw:image xlink:href="Pictures/100000000000012D000001F109B3FC71.jpg" xlink:type="simple" xlink:show="embed" xlink:actuate="onLoad">
              <text:p/>
            </draw:image>
          </draw:frame>
        </draw:g>
        <draw:frame draw:style-name="gr1" draw:text-style-name="P1" draw:layer="layout" svg:width="5cm" svg:height="7.6cm" svg:x="13.7cm" svg:y="1.3cm">
          <draw:image xlink:href="Pictures/10000000000000E60000017BCB6ADC35.jpg" xlink:type="simple" xlink:show="embed" xlink:actuate="onLoad">
            <text:p/>
          </draw:image>
        </draw:frame>
        <draw:frame draw:style-name="gr3" draw:text-style-name="P1" draw:layer="layout" svg:width="7cm" svg:height="5cm" draw:transform="rotate (3.1415926535892) translate (13.5cm 28.5cm)">
          <draw:image xlink:href="Pictures/10000000000001EB00000148E47FA3B6.jpg" xlink:type="simple" xlink:show="embed" xlink:actuate="onLoad">
            <text:p/>
          </draw:image>
        </draw:frame>
        <draw:frame draw:style-name="gr1" draw:text-style-name="P1" draw:layer="layout" svg:width="5.234cm" svg:height="7.924cm" svg:x="7.366cm" svg:y="1.076cm">
          <draw:image xlink:href="Pictures/10000000000000EA00000180916B1694.jpg" xlink:type="simple" xlink:show="embed" xlink:actuate="onLoad">
            <text:p/>
          </draw:image>
        </draw:frame>
        <draw:frame draw:style-name="gr1" draw:text-style-name="P1" draw:layer="layout" svg:width="5.25cm" svg:height="7.704cm" svg:x="1.25cm" svg:y="1.296cm">
          <draw:image xlink:href="Pictures/10000000000000E60000017DD1E3F8E1.jpg" xlink:type="simple" xlink:show="embed" xlink:actuate="onLoad">
            <text:p/>
          </draw:image>
        </draw:frame>
        <draw:frame draw:style-name="gr1" draw:text-style-name="P1" xml:id="id2" draw:id="id2" draw:layer="layout" svg:width="3.954cm" svg:height="9.06cm" svg:x="14.946cm" svg:y="17cm">
          <draw:image xlink:href="Pictures/100000000000021600000288EE40CB3D.jpg" xlink:type="simple" xlink:show="embed" xlink:actuate="onLoad">
            <text:p/>
          </draw:image>
        </draw:frame>
        <draw:frame draw:style-name="gr1" draw:text-style-name="P1" draw:layer="layout" svg:width="3.954cm" svg:height="9.06cm" svg:x="15.946cm" svg:y="18.64cm">
          <draw:image xlink:href="Pictures/100000000000021600000288EE40CB3D.jpg" xlink:type="simple" xlink:show="embed" xlink:actuate="onLoad">
            <text:p/>
          </draw:image>
        </draw:frame>
        <draw:frame draw:style-name="gr1" draw:text-style-name="P1" draw:layer="layout" svg:width="5.027cm" svg:height="4.534cm" svg:x="1.173cm" svg:y="18.166cm">
          <draw:image xlink:href="Pictures/10000000000000A70000009479207976.jpg" xlink:type="simple" xlink:show="embed" xlink:actuate="onLoad">
            <text:p/>
          </draw:image>
        </draw:frame>
        <draw:g>
          <draw:custom-shape draw:style-name="gr4" draw:text-style-name="P1" draw:layer="layout" svg:width="4.686cm" svg:height="3.513cm" draw:transform="skewX (0.000349065850398705) rotate (0.6981317007976) translate (0.698cm 20.348cm)">
            <text:p/>
            <draw:enhanced-geometry svg:viewBox="0 0 21600 21600" draw:mirror-vertical="false" draw:mirror-horizontal="true" draw:type="block-arc" draw:modifiers="-141.716984795697 10147.915723376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4" draw:text-style-name="P1" draw:layer="layout" svg:width="4.685cm" svg:height="3.514cm" draw:transform="rotate (0.6981317007976) translate (1.48cm 19.297cm)">
            <text:p/>
            <draw:enhanced-geometry svg:viewBox="0 0 21600 21600" draw:mirror-vertical="false" draw:mirror-horizontal="true" draw:type="block-arc" draw:modifiers="-141.716984795697 10147.915723376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  <draw:custom-shape draw:style-name="gr4" draw:text-style-name="P1" draw:layer="layout" svg:width="4.685cm" svg:height="3.514cm" draw:transform="rotate (0.6981317007976) translate (2.124cm 18.34cm)">
            <text:p/>
            <draw:enhanced-geometry svg:viewBox="0 0 21600 21600" draw:mirror-vertical="false" draw:mirror-horizontal="true" draw:type="block-arc" draw:modifiers="-141.716984795697 10147.9157233762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frame draw:style-name="gr1" draw:text-style-name="P1" draw:layer="layout" svg:width="1.692cm" svg:height="1.692cm" svg:x="7.308cm" svg:y="10.808cm">
          <draw:image xlink:href="Pictures/1000020100000030000000304F780CA9.png" xlink:type="simple" xlink:show="embed" xlink:actuate="onLoad">
            <text:p/>
          </draw:image>
        </draw:frame>
        <draw:path draw:style-name="gr5" draw:text-style-name="P1" draw:layer="layout" svg:width="4.892cm" svg:height="1.037cm" draw:transform="rotate (2.4150120859841) translate (7.03272787308575cm 13.9350570206527cm)" svg:viewBox="0 0 4893 1038" svg:d="m0 9c854-37 1720 33 2529 290 605 192 1250 211 1808 532l518 207 38-34">
          <text:p/>
        </draw:path>
        <draw:path draw:style-name="gr5" draw:text-style-name="P1" draw:layer="layout" svg:width="0.748cm" svg:height="0.049cm" draw:transform="rotate (-1.5707963267946) translate (4.093cm 10.084cm)" svg:viewBox="0 0 749 50" svg:d="m0 0h499l250 50">
          <text:p/>
        </draw:path>
        <draw:path draw:style-name="gr5" draw:text-style-name="P1" draw:layer="layout" svg:width="0.694cm" svg:height="0.046cm" draw:transform="rotate (-0.322362312843292) translate (4.14800993252003cm 9.9690007949833cm)" svg:viewBox="0 0 695 47" svg:d="m0 16 521-16 174 47">
          <text:p/>
        </draw:path>
        <draw:path draw:style-name="gr5" draw:text-style-name="P1" draw:layer="layout" svg:width="0.748cm" svg:height="0.049cm" draw:transform="rotate (-1.5707963267946) translate (4.093cm 10.084cm)" svg:viewBox="0 0 749 50" svg:d="m0 0h499l250 50">
          <text:p/>
        </draw:path>
        <draw:path draw:style-name="gr5" draw:text-style-name="P1" draw:layer="layout" svg:width="0.694cm" svg:height="0.046cm" draw:transform="rotate (-0.322362312843292) translate (4.14800993252003cm 9.9690007949833cm)" svg:viewBox="0 0 695 47" svg:d="m0 16 521-16 174 47">
          <text:p/>
        </draw:path>
        <draw:path draw:style-name="gr5" draw:text-style-name="P1" draw:layer="layout" svg:width="1.068cm" svg:height="0.131cm" draw:transform="rotate (1.68162473429622) translate (10.3522453603606cm 10.5975509534696cm)" svg:viewBox="0 0 1069 132" svg:d="m0 132 606-34 463-98">
          <text:p/>
        </draw:path>
        <draw:path draw:style-name="gr5" draw:text-style-name="P1" draw:layer="layout" svg:width="0.428cm" svg:height="-0.001cm" draw:transform="rotate (0.949110047234337) translate (9.98397107604053cm 9.88397927720374cm)" svg:viewBox="0 0 429 0" svg:d="m0 0h429">
          <text:p/>
        </draw:path>
        <draw:path draw:style-name="gr5" draw:text-style-name="P1" draw:layer="layout" svg:width="0.562cm" svg:height="0.085cm" draw:transform="rotate (-0.416435559525768) translate (10.3178725543647cm 9.45615705150647cm)" svg:viewBox="0 0 563 86" svg:d="m0 86 538-20 25-66">
          <text:p/>
        </draw:path>
        <draw:path draw:style-name="gr5" draw:text-style-name="P1" draw:layer="layout" svg:width="5.032cm" svg:height="0.808cm" draw:transform="rotate (0.927293431584412) translate (13.5544336418712cm 13.6610734936472cm)" svg:viewBox="0 0 5033 809" svg:d="m0 778c883 66 1768 16 2646-50 577-42 1194 17 1718-289l459-220 210-219">
          <text:p/>
        </draw:path>
        <draw:path draw:style-name="gr6" draw:text-style-name="P1" draw:layer="layout" svg:width="0.714cm" svg:height="0.03cm" draw:transform="rotate (-1.15261543801684) translate (16.5826780507506cm 9.67969914756978cm)" svg:viewBox="0 0 715 31" svg:d="m0 11 538 20 177-31">
          <text:p/>
        </draw:path>
        <draw:path draw:style-name="gr5" draw:text-style-name="P1" draw:layer="layout" svg:width="0.692cm" svg:height="0.04cm" draw:transform="rotate (0.588001424996779) translate (16.024cm 10.134cm)" svg:viewBox="0 0 693 41" svg:d="m0 0 582 27 111 14">
          <text:p/>
        </draw:path>
        <draw:path draw:style-name="gr5" draw:text-style-name="P1" draw:layer="layout" svg:width="5.032cm" svg:height="0.808cm" draw:transform="rotate (-2.21429922200597) translate (16.7955663581309cm 9.50192650635501cm)" svg:viewBox="0 0 5033 809" svg:d="m0 778c883 66 1768 16 2646-50 577-42 1194 17 1718-289l459-220 210-219">
          <text:p/>
        </draw:path>
        <draw:polyline draw:style-name="gr6" draw:text-style-name="P1" draw:layer="layout" svg:width="0.714cm" svg:height="0.03cm" draw:transform="rotate (1.98967534727316) translate (13.7677809049141cm 13.4831046055848cm)" svg:viewBox="0 0 715 31" draw:points="0,10 538,31 715,0">
          <text:p/>
        </draw:polyline>
        <draw:polyline draw:style-name="gr5" draw:text-style-name="P1" draw:layer="layout" svg:width="0.692cm" svg:height="0.04cm" draw:transform="rotate (-2.55359122859361) translate (14.326cm 13.029cm)" svg:viewBox="0 0 693 41" draw:points="0,0 582,27 693,41">
          <text:p/>
        </draw:polyline>
        <draw:polyline draw:style-name="gr5" draw:text-style-name="P1" draw:layer="layout" svg:width="1.068cm" svg:height="0.128cm" draw:transform="rotate (-1.45787352419177) translate (9.66249871440656cm 9.52042757192454cm)" svg:viewBox="0 0 1069 129" draw:points="0,129 606,97 1069,0">
          <text:p/>
        </draw:polyline>
        <draw:line draw:style-name="gr5" draw:text-style-name="P1" draw:layer="layout" svg:x1="10.033cm" svg:y1="10.234cm" svg:x2="9.783cm" svg:y2="10.583cm">
          <text:p/>
        </draw:line>
        <draw:polyline draw:style-name="gr5" draw:text-style-name="P1" draw:layer="layout" svg:width="0.562cm" svg:height="0.085cm" draw:transform="rotate (2.72602975868943) translate (9.69939471369787cm 10.6614236136969cm)" svg:viewBox="0 0 563 86" draw:points="0,86 538,66 563,0">
          <text:p/>
        </draw:polyline>
        <draw:path draw:style-name="gr5" draw:text-style-name="P1" draw:layer="layout" svg:width="4.892cm" svg:height="1.037cm" draw:transform="rotate (-0.726580567606289) translate (4.44927212691442cm 9.32694297934708cm)" svg:viewBox="0 0 4893 1038" svg:d="m0 9c854-37 1720 33 2529 290 605 192 1250 211 1808 532l518 207 38-34">
          <text:p/>
        </draw:path>
        <draw:polyline draw:style-name="gr5" draw:text-style-name="P1" draw:layer="layout" svg:width="0.748cm" svg:height="0.049cm" draw:transform="rotate (1.5707963267946) translate (7.389cm 13.178cm)" svg:viewBox="0 0 749 50" draw:points="0,0 499,0 749,50">
          <text:p/>
        </draw:polyline>
        <draw:polyline draw:style-name="gr5" draw:text-style-name="P1" draw:layer="layout" svg:width="0.694cm" svg:height="0.046cm" draw:transform="rotate (2.81835767611991) translate (7.33383261693487cm 13.2934257833904cm)" svg:viewBox="0 0 695 47" draw:points="0,16 521,0 695,47">
          <text:p/>
        </draw:polyline>
        <draw:polyline draw:style-name="gr5" draw:text-style-name="P1" draw:layer="layout" svg:width="0.748cm" svg:height="0.049cm" draw:transform="rotate (1.5707963267946) translate (7.389cm 13.178cm)" svg:viewBox="0 0 749 50" draw:points="0,0 499,0 749,50">
          <text:p/>
        </draw:polyline>
        <draw:polyline draw:style-name="gr5" draw:text-style-name="P1" draw:layer="layout" svg:width="0.694cm" svg:height="0.046cm" draw:transform="rotate (2.81835767611991) translate (7.33383261693487cm 13.2934257833904cm)" svg:viewBox="0 0 695 47" draw:points="0,16 521,0 695,47">
          <text:p/>
        </draw:polyline>
        <draw:path draw:style-name="gr5" draw:text-style-name="P1" draw:layer="layout" svg:width="2.147cm" svg:height="1.012cm" draw:transform="rotate (-0.875980751575789) translate (10.634111372931cm 20.5652402459944cm)" svg:viewBox="0 0 2148 1013" svg:d="m0 3c556-28 1106 156 1566 460l384 320 198 230">
          <text:p/>
        </draw:path>
        <draw:path draw:style-name="gr6" draw:text-style-name="P1" draw:layer="layout" svg:width="0.623cm" svg:height="0.054cm" draw:transform="rotate (-0.984365698124616) translate (10.932cm 22.414cm)" svg:viewBox="0 0 624 55" svg:d="m0 0 582 28 42 27">
          <text:p/>
        </draw:path>
        <draw:path draw:style-name="gr6" draw:text-style-name="P1" draw:layer="layout" svg:width="0.491cm" svg:height="-0.001cm" draw:transform="rotate (0.418180888777763) translate (11.2309913126892cm 22.8139804512625cm)" svg:viewBox="0 0 492 0" svg:d="m0 0h492">
          <text:p/>
        </draw:path>
        <draw:path draw:style-name="gr5" draw:text-style-name="P1" draw:layer="layout" svg:width="2.146cm" svg:height="1.014cm" draw:transform="rotate (2.26665909956461) translate (10.678978372636cm 22.9656885450873cm)" svg:viewBox="0 0 2147 1015" svg:d="m0 3c556-28 1106 157 1566 462l383 320 198 230">
          <text:p/>
        </draw:path>
        <draw:polyline draw:style-name="gr6" draw:text-style-name="P1" draw:layer="layout" svg:width="0.623cm" svg:height="0.054cm" draw:transform="rotate (2.15600522498819) translate (10.381cm 21.117cm)" svg:viewBox="0 0 624 55" draw:points="0,0 582,27 624,55">
          <text:p/>
        </draw:polyline>
        <draw:line draw:style-name="gr6" draw:text-style-name="P1" draw:layer="layout" svg:x1="10.082cm" svg:y1="20.717cm" svg:x2="9.632cm" svg:y2="20.917cm">
          <text:p/>
        </draw:line>
        <draw:connector draw:style-name="gr7" draw:text-style-name="P1" draw:layer="layout" svg:x1="13.5cm" svg:y1="15.5cm" svg:x2="16.923cm" svg:y2="17cm" draw:start-shape="id1" draw:start-glue-point="1" draw:end-shape="id2" draw:end-glue-point="0" svg:d="m13500 15500h3423v1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50M24S</meta:editing-duration>
    <meta:editing-cycles>5</meta:editing-cycles>
    <meta:generator>OpenOffice.org/3.3$Win32 OpenOffice.org_project/330m20$Build-9567</meta:generator>
    <dc:date>2011-11-23T09:38:22.14</dc:date>
    <dc:creator>Bilbo Baggins</dc:creator>
    <meta:document-statistic meta:object-count="46"/>
  </office:meta>
</office:document-meta>
</file>